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LocationWrapper.StAXLocation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XLocationWrapper.getLiteral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LocationWrapp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LocationWrapper.getCharacter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LocationWrapper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LocationWrapp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LocationWrapper.getExpanded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LocationWrappe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LocationWrapp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LocationWrapp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LocationWrapper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LocationWrapp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